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Text_20_body" style:list-style-name="L8"/>
    <style:style style:name="P16" style:family="paragraph" style:parent-style-name="Preformatted_20_Text" style:list-style-name="L8">
      <style:paragraph-properties fo:margin-top="0cm" fo:margin-bottom="0.499cm" style:contextual-spacing="false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Preformatted_20_Text" style:list-style-name="L9"/>
    <style:style style:name="P21" style:family="paragraph" style:parent-style-name="Preformatted_20_Text" style:list-style-name="L9">
      <style:paragraph-properties fo:margin-top="0cm" fo:margin-bottom="0.499cm" style:contextual-spacing="false"/>
    </style:style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kumentacja Techniczna - Chatbot</text:h>
      <text:h text:style-name="Heading_20_2" text:outline-level="2">1. Wprowadzenie</text:h>
      <text:p text:style-name="Text_20_body">Niniejsza dokumentacja opisuje szczegóły techniczne projektu Chatbota opartego na Flasku oraz modelu GPT-Neo 1.3B. Projekt jest przeznaczony do obsługi prostych pytań użytkowników z wykorzystaniem predefiniowanych odpowiedzi oraz generowania dynamicznych odpowiedzi za pomocą modelu AI.</text:p>
      <text:p text:style-name="Horizontal_20_Line"/>
      <text:h text:style-name="Heading_20_2" text:outline-level="2">2. Technologie Użyte w Projekcie</text:h>
      <text:h text:style-name="Heading_20_3" text:outline-level="3">Backend:</text:h>
      <text:list text:style-name="L1">
        <text:list-item>
          <text:p text:style-name="P1"><text:span text:style-name="Strong_20_Emphasis">Flask</text:span>: Lekki framework Python służący do budowy backendu aplikacji webowych. </text:p>
        </text:list-item>
        <text:list-item>
          <text:p text:style-name="P2"><text:span text:style-name="Strong_20_Emphasis">Transformers</text:span>: Biblioteka Hugging Face do obsługi modeli językowych, takich jak GPT-Neo 1.3B. </text:p>
        </text:list-item>
      </text:list>
      <text:h text:style-name="Heading_20_3" text:outline-level="3">Frontend:</text:h>
      <text:list text:style-name="L2">
        <text:list-item>
          <text:p text:style-name="P3"><text:span text:style-name="Strong_20_Emphasis">HTML5</text:span>: Do struktury interfejsu użytkownika. </text:p>
        </text:list-item>
        <text:list-item>
          <text:p text:style-name="P3"><text:span text:style-name="Strong_20_Emphasis">CSS3</text:span>: Do stylizacji elementów frontendowych. </text:p>
        </text:list-item>
        <text:list-item>
          <text:p text:style-name="P4"><text:span text:style-name="Strong_20_Emphasis">JavaScript</text:span>: Do obsługi interakcji i dynamicznego przełączania zakładek. </text:p>
        </text:list-item>
      </text:list>
      <text:h text:style-name="Heading_20_3" text:outline-level="3">Model AI:</text:h>
      <text:list text:style-name="L3">
        <text:list-item>
          <text:p text:style-name="P5"><text:span text:style-name="Strong_20_Emphasis">GPT-Neo 1.3B</text:span>: Model językowy zdolny do generowania tekstu na podstawie podanych pytań i kontekstu. </text:p>
        </text:list-item>
      </text:list>
      <text:p text:style-name="Horizontal_20_Line"/>
      <text:h text:style-name="Heading_20_2" text:outline-level="2">3. Opis Działania</text:h>
      <text:h text:style-name="Heading_20_3" text:outline-level="3">3.1 Ogólna Architektura</text:h>
      <text:list text:style-name="L4">
        <text:list-item>
          <text:p text:style-name="P6"><text:span text:style-name="Strong_20_Emphasis">Użytkownik wprowadza pytanie</text:span> w interfejsie webowym (frontend). </text:p>
        </text:list-item>
        <text:list-item>
          <text:p text:style-name="P6">Frontend wysyła zapytanie do backendu Flask poprzez endpoint <text:span text:style-name="Source_20_Text">/get_response</text:span>. </text:p>
        </text:list-item>
        <text:list-item>
          <text:p text:style-name="P6">Backend: </text:p>
          <text:list>
            <text:list-item>
              <text:p text:style-name="P6">Sprawdza, czy pytanie pasuje do predefiniowanych odpowiedzi. </text:p>
            </text:list-item>
            <text:list-item>
              <text:p text:style-name="P6">Jeśli pytanie nie jest predefiniowane, generuje odpowiedź za pomocą modelu GPT-Neo. </text:p>
            </text:list-item>
          </text:list>
        </text:list-item>
        <text:list-item>
          <text:p text:style-name="P7">Odpowiedź jest zwracana na frontend i wyświetlana użytkownikowi w oknie czatu. </text:p>
        </text:list-item>
      </text:list>
      <text:h text:style-name="Heading_20_3" text:outline-level="3">3.2 Logika Odpowiedzi</text:h>
      <text:list text:style-name="L5">
        <text:list-item>
          <text:p text:style-name="P8"><text:span text:style-name="Strong_20_Emphasis">Predefiniowane odpowiedzi:</text:span> Dla popularnych pytań (np. „Where is Barcelona?”) bot natychmiast zwraca odpowiedź z listy. </text:p>
        </text:list-item>
        <text:list-item>
          <text:p text:style-name="P8"><text:soft-page-break/><text:span text:style-name="Strong_20_Emphasis">Generowane odpowiedzi:</text:span> Dla bardziej złożonych zapytań, które nie znajdują się w predefiniowanej liście, model GPT-Neo generuje dynamiczną odpowiedź. </text:p>
        </text:list-item>
        <text:list-item>
          <text:p text:style-name="P9"><text:span text:style-name="Strong_20_Emphasis">Walidacja odpowiedzi:</text:span> Funkcja <text:span text:style-name="Source_20_Text">validate_response</text:span> filtruje odpowiedzi, aby usunąć zbędne fragmenty lub komunikaty niezgodne z oczekiwaniami. </text:p>
        </text:list-item>
      </text:list>
      <text:p text:style-name="Horizontal_20_Line"/>
      <text:h text:style-name="Heading_20_2" text:outline-level="2">4. Instalacja i Uruchomienie na Nowych Urządzeniach</text:h>
      <text:h text:style-name="Heading_20_3" text:outline-level="3">4.1 Wymagania Systemowe</text:h>
      <text:list text:style-name="L6">
        <text:list-item>
          <text:p text:style-name="P10">Python 3.8 lub nowszy. </text:p>
        </text:list-item>
        <text:list-item>
          <text:p text:style-name="P10">Zainstalowane środowisko wirtualne Python (opcjonalne, ale zalecane). </text:p>
        </text:list-item>
        <text:list-item>
          <text:p text:style-name="P11">Stabilne połączenie z Internetem (do pobrania modelu GPT-Neo). </text:p>
        </text:list-item>
      </text:list>
      <text:h text:style-name="Heading_20_3" text:outline-level="3">4.2 Instalacja</text:h>
      <text:list text:style-name="L7">
        <text:list-item>
          <text:p text:style-name="P12"><text:span text:style-name="Strong_20_Emphasis">Pobranie kodu:</text:span></text:p>
          <text:list>
            <text:list-item>
              <text:p text:style-name="P12">Sklonuj repozytorium lub pobierz pliki projektu. </text:p>
            </text:list-item>
          </text:list>
          <text:p text:style-name="P13"><text:span text:style-name="Source_20_Text">git clone &lt;link_do_repozytorium&gt;</text:span></text:p>
          <text:p text:style-name="P14"><text:span text:style-name="Source_20_Text">cd &lt;nazwa_folderu&gt;</text:span></text:p>
        </text:list-item>
        <text:list-item>
          <text:p text:style-name="P12"><text:span text:style-name="Strong_20_Emphasis">Utworzenie wirtualnego środowiska:</text:span></text:p>
          <text:p text:style-name="P13"><text:span text:style-name="Source_20_Text">python -m venv venv</text:span></text:p>
          <text:p text:style-name="P13"><text:span text:style-name="Source_20_Text">source venv/bin/activate <text:s text:c="2"/># Dla systemów Linux/macOS</text:span></text:p>
          <text:p text:style-name="P14"><text:span text:style-name="Source_20_Text">venv\Scripts\activate <text:s text:c="3"/># Dla Windows</text:span></text:p>
        </text:list-item>
        <text:list-item>
          <text:p text:style-name="P12"><text:span text:style-name="Strong_20_Emphasis">Zainstalowanie zależności:</text:span></text:p>
          <text:p text:style-name="P14"><text:span text:style-name="Source_20_Text">pip install -r requirements.txt</text:span></text:p>
        </text:list-item>
        <text:list-item>
          <text:p text:style-name="P12"><text:span text:style-name="Strong_20_Emphasis">Pobranie modelu GPT-Neo:</text:span> Model zostanie automatycznie pobrany podczas pierwszego uruchomienia aplikacji.</text:p>
        </text:list-item>
      </text:list>
      <text:h text:style-name="Heading_20_3" text:outline-level="3">4.3 Uruchomienie</text:h>
      <text:list text:style-name="L8">
        <text:list-item>
          <text:p text:style-name="P15">W folderze projektu uruchom aplikację Flask: </text:p>
          <text:p text:style-name="P16"><text:span text:style-name="Source_20_Text">python app.py</text:span></text:p>
        </text:list-item>
        <text:list-item>
          <text:p text:style-name="P15">Otwórz przeglądarkę i przejdź pod adres: </text:p>
          <text:p text:style-name="P16"><text:span text:style-name="Source_20_Text">http://127.0.0.1:5000</text:span></text:p>
        </text:list-item>
      </text:list>
      <text:p text:style-name="Horizontal_20_Line"/>
      <text:h text:style-name="Heading_20_2" text:outline-level="2">5. Struktura Katalogów</text:h>
      <text:p text:style-name="Preformatted_20_Text"><text:span text:style-name="Source_20_Text">project/</text:span></text:p>
      <text:p text:style-name="Preformatted_20_Text"><text:span text:style-name="Source_20_Text">│</text:span></text:p>
      <text:p text:style-name="Preformatted_20_Text"><text:span text:style-name="Source_20_Text">├── app.py <text:s text:c="16"/># Główny plik aplikacji</text:span></text:p>
      <text:p text:style-name="Preformatted_20_Text"><text:span text:style-name="Source_20_Text">├── requirements.txt <text:s text:c="6"/># Lista zależności Python</text:span></text:p>
      <text:p text:style-name="Preformatted_20_Text"><text:span text:style-name="Source_20_Text">├── templates/ <text:s text:c="12"/># Folder zawierający pliki HTML</text:span></text:p>
      <text:p text:style-name="Preformatted_20_Text"><text:soft-page-break/><text:span text:style-name="Source_20_Text">│ <text:s text:c="2"/>└── index.html</text:span></text:p>
      <text:p text:style-name="Preformatted_20_Text"><text:span text:style-name="Source_20_Text">├── static/ <text:s text:c="15"/># Folder zawierający zasoby statyczne (CSS, JS)</text:span></text:p>
      <text:p text:style-name="Preformatted_20_Text"><text:span text:style-name="Source_20_Text">│ <text:s text:c="2"/>├── css/</text:span></text:p>
      <text:p text:style-name="Preformatted_20_Text"><text:span text:style-name="Source_20_Text">│ <text:s text:c="2"/>│ <text:s text:c="2"/>└── style.css</text:span></text:p>
      <text:p text:style-name="Preformatted_20_Text"><text:span text:style-name="Source_20_Text">│ <text:s text:c="2"/>└── js/</text:span></text:p>
      <text:p text:style-name="Preformatted_20_Text"><text:span text:style-name="Source_20_Text">│ <text:s text:c="6"/>└── script.js</text:span></text:p>
      <text:p text:style-name="P17"><text:span text:style-name="Source_20_Text">└── README.md <text:s text:c="13"/># Dokumentacja projektu (opcjonalne)</text:span></text:p>
      <text:p text:style-name="Horizontal_20_Line"/>
      <text:h text:style-name="Heading_20_2" text:outline-level="2">6. API</text:h>
      <text:h text:style-name="Heading_20_3" text:outline-level="3">6.1 Endpoint: <text:span text:style-name="Source_20_Text">/get_response</text:span></text:h>
      <text:list text:style-name="L9">
        <text:list-item>
          <text:p text:style-name="P18"><text:span text:style-name="Strong_20_Emphasis">Metoda:</text:span> <text:span text:style-name="Source_20_Text">POST</text:span> </text:p>
        </text:list-item>
        <text:list-item>
          <text:p text:style-name="P18"><text:span text:style-name="Strong_20_Emphasis">Opis:</text:span> Przetwarza wiadomości użytkownika i zwraca odpowiedź bota. </text:p>
        </text:list-item>
        <text:list-item>
          <text:p text:style-name="P18"><text:span text:style-name="Strong_20_Emphasis">Parametry wejściowe:</text:span> </text:p>
          <text:list>
            <text:list-item>
              <text:p text:style-name="P18"><text:span text:style-name="Source_20_Text">message</text:span> (string): Wiadomość użytkownika. </text:p>
            </text:list-item>
          </text:list>
        </text:list-item>
        <text:list-item>
          <text:p text:style-name="P19"><text:span text:style-name="Strong_20_Emphasis">Przykładowe zapytanie:</text:span> </text:p>
          <text:p text:style-name="P20"><text:span text:style-name="Source_20_Text">{</text:span></text:p>
          <text:p text:style-name="P20"><text:span text:style-name="Source_20_Text"><text:s text:c="2"/>"message": "Where is Barcelona?"</text:span></text:p>
          <text:p text:style-name="P21"><text:span text:style-name="Source_20_Text">}</text:span></text:p>
        </text:list-item>
        <text:list-item>
          <text:p text:style-name="P19"><text:span text:style-name="Strong_20_Emphasis">Przykładowa odpowiedź:</text:span> </text:p>
          <text:p text:style-name="P20"><text:span text:style-name="Source_20_Text">{</text:span></text:p>
          <text:p text:style-name="P20"><text:span text:style-name="Source_20_Text"><text:s text:c="2"/>"response": "Barcelona is in Spain."</text:span></text:p>
          <text:p text:style-name="P21"><text:span text:style-name="Source_20_Text">}</text:span></text:p>
        </text:list-item>
      </text:list>
      <text:p text:style-name="Horizontal_20_Line"/>
      <text:h text:style-name="Heading_20_2" text:outline-level="2">7. Uwagi Dodatkowe</text:h>
      <text:h text:style-name="Heading_20_3" text:outline-level="3">Możliwe Ulepszenia</text:h>
      <text:list text:style-name="L10">
        <text:list-item>
          <text:p text:style-name="P22"><text:span text:style-name="Strong_20_Emphasis">Rozbudowa predefiniowanych odpowiedzi:</text:span> Dodanie kolejnych pytań i odpowiedzi dla zwiększenia użyteczności. </text:p>
        </text:list-item>
        <text:list-item>
          <text:p text:style-name="P22"><text:span text:style-name="Strong_20_Emphasis">Zapisywanie historii rozmowy:</text:span> Implementacja zapisywania historii użytkownika dla kontekstowych odpowiedzi. </text:p>
        </text:list-item>
        <text:list-item>
          <text:p text:style-name="P23"><text:span text:style-name="Strong_20_Emphasis">Integracja z bazą danych:</text:span> Przechowywanie danych o użytkownikach i pytaniach. </text:p>
        </text:list-item>
      </text:list>
      <text:h text:style-name="Heading_20_3" text:outline-level="3">Rozwiązywanie Problemów</text:h>
      <text:list text:style-name="L11">
        <text:list-item>
          <text:p text:style-name="P24">Jeśli aplikacja nie działa: </text:p>
          <text:list>
            <text:list-item>
              <text:p text:style-name="P24">Sprawdź, czy wszystkie zależności zostały poprawnie zainstalowane. </text:p>
            </text:list-item>
            <text:list-item>
              <text:p text:style-name="P24">Upewnij się, że masz stabilne połączenie z Internetem. </text:p>
            </text:list-item>
          </text:list>
        </text:list-item>
        <text:list-item>
          <text:p text:style-name="P24">Jeśli model GPT-Neo zwraca błędy: </text:p>
          <text:list>
            <text:list-item>
              <text:p text:style-name="P24">Upewnij się, że masz wystarczającą ilość pamięci RAM. </text:p>
            </text:list-item>
            <text:list-item>
              <text:p text:style-name="P25">Sprawdź, czy model został poprawnie pobrany. </text:p>
            </text:list-item>
          </text:list>
        </text:list-item>
      </text:list>
      <text:p text:style-name="Horizontal_20_Line"/>
      <text:h text:style-name="Heading_20_2" text:outline-level="2"><text:soft-page-break/>8. Autorzy</text:h>
      <text:list text:style-name="L12">
        <text:list-item>
          <text:p text:style-name="P26"><text:span text:style-name="Strong_20_Emphasis">Imię i nazwisko:</text:span> Norbert Chojnacki </text:p>
        </text:list-item>
        <text:list-item>
          <text:p text:style-name="P26"><text:span text:style-name="Strong_20_Emphasis">Kontakt:</text:span> <text:a xlink:type="simple" xlink:href="mailto:kubamentoz@gmail.com" text:style-name="Internet_20_link" text:visited-style-name="Visited_20_Internet_20_Link">kubamentoz@gmail.com</text:a> </text:p>
        </text:list-item>
        <text:list-item>
          <text:p text:style-name="P27"><text:span text:style-name="Strong_20_Emphasis">Rola:</text:span> Programista backend/frontend, odpowiedzialny za integrację AI i obsługę interfejsu użytkownika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8:04:07.098000000</meta:creation-date>
    <dc:date>2025-01-19T18:05:00.335000000</dc:date>
    <meta:editing-duration>PT58S</meta:editing-duration>
    <meta:editing-cycles>1</meta:editing-cycles>
    <meta:document-statistic meta:table-count="0" meta:image-count="0" meta:object-count="0" meta:page-count="4" meta:paragraph-count="90" meta:word-count="539" meta:character-count="4034" meta:non-whitespace-character-count="3508"/>
    <meta:generator>LibreOffice/24.8.4.2$Windows_X86_64 LibreOffice_project/bb3cfa12c7b1bf994ecc5649a80400d06cd71002</meta:generator>
  </office:meta>
</office:document-meta>
</file>